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9056F056E69A258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-color="#ffffff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George Wood</text:p>
          </draw:text-box>
        </draw:frame>
        <draw:frame presentation:style-name="pr2" draw:text-style-name="P3" draw:layer="layout" svg:width="25.2cm" svg:height="9.134cm" svg:x="1.4cm" svg:y="3.8cm" presentation:class="subtitle" presentation:user-transformed="true">
          <draw:text-box>
            <text:p text:style-name="P2"><text:span text:style-name="T1">RSA – Cryptosystem &amp; Cognitive Analysi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scription of RS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ivest-Shamir-Adleman -1977</text:p>
                <text:list>
                  <text:list-item>
                    <text:p>Clifford Cocks, British Government Communications Headquarters</text:p>
                  </text:list-item>
                </text:list>
              </text:list-item>
              <text:list-item>
                <text:p>Public-key cryptography</text:p>
              </text:list-item>
              <text:list-item>
                <text:p>Factoring problem</text:p>
                <text:list>
                  <text:list-item>
                    <text:p>Prime factorization</text:p>
                  </text:list-item>
                </text:list>
              </text:list-item>
              <text:list-item>
                <text:p>Relatively slow, so is often used for secret sharing, such as sending keys used in <text:s/>faster encryption syste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gnitive Analysi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perations of RS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RSA cryptosystem can encrypt, decrypt, sign, and authenticate messages</text:p>
              </text:list-item>
              <text:list-item>
                <text:p>Encryption and decryption can be performed so that many people can send encrypted messages that only a single recipient can decipher</text:p>
              </text:list-item>
              <text:list-item>
                <text:p>Signing and authentication can be used so a single sender can send messages to many people, and each of those people can be certain that the sender truly is who they claim to b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hinese Remainder Theor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Chinese Remainder Theorem can be used to decrypt or sign messages with smaller computational dema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IPS Complianc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IPS standards are published by the NIST to formalize what is expected of software used in sensitive contexts, such as what is used at a federal level.</text:p>
              </text:list-item>
              <text:list-item>
                <text:p>With one exception, the entirety of the program is compliant with standards set in relevant FIPS publications</text:p>
                <text:list>
                  <text:list-item>
                    <text:p>The random number generator does not have an external noise source, as it seemed infeasible. One is emulated instead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gram Specific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eneral Operations</text:p>
                <text:list>
                  <text:list-item>
                    <text:p>Encryption, decryption, signing, &amp; authentication</text:p>
                  </text:list-item>
                  <text:list-item>
                    <text:p>CRT option for decryption &amp; signing</text:p>
                  </text:list-item>
                </text:list>
              </text:list-item>
              <text:list-item>
                <text:p>Key Generation</text:p>
                <text:list>
                  <text:list-item>
                    <text:p>Can generate all five values needed for RSA keys</text:p>
                  </text:list-item>
                  <text:list-item>
                    <text:p>Generated values for p and q are provably prime</text:p>
                  </text:list-item>
                  <text:list-item>
                    <text:p>The size of n is always exactly as specified by the type of RSA</text:p>
                  </text:list-item>
                  <text:list-item>
                    <text:p>Usable for both FIPS-approved key sizes, 2048 and 3072-bit</text:p>
                  </text:list-item>
                </text:list>
              </text:list-item>
              <text:list-item>
                <text:p>Key Storage</text:p>
                <text:list>
                  <text:list-item>
                    <text:p>Keys can be saved and restored in future instances of the program</text:p>
                  </text:list-item>
                </text:list>
              </text:list-item>
              <text:list-item>
                <text:p>GMP</text:p>
                <text:list>
                  <text:list-item>
                    <text:p>Makes use of the GNU Multiprecision Arithmetic library to surpass 32 or 64-bit limit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monstration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estion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9056F056E69A258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6:17:49.589000000</meta:creation-date>
    <meta:editing-duration>P0D</meta:editing-duration>
    <meta:editing-cycles>1</meta:editing-cycles>
    <meta:generator>LibreOffice/5.4.4.2$Windows_X86_64 LibreOffice_project/2524958677847fb3bb44820e40380acbe820f960</meta:generator>
    <dc:title>Bright Blue</dc:title>
    <meta:document-statistic meta:object-count="58"/>
  </office:meta>
</office:document-meta>
</file>